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background-color="transparent"/>
    </style:style>
    <style:style style:name="P45" style:family="paragraph" style:parent-style-name="Code">
      <style:text-properties fo:font-weight="normal" style:font-weight-asian="normal" style:font-weight-complex="normal"/>
    </style:style>
    <style:style style:name="P46" style:family="paragraph" style:parent-style-name="Preformatted_20_Text">
      <style:paragraph-properties fo:margin-top="0cm" fo:margin-bottom="0.499cm"/>
    </style:style>
    <style:style style:name="P47" style:family="paragraph" style:parent-style-name="Standard">
      <style:text-properties fo:background-color="transparent"/>
    </style:style>
    <style:style style:name="P48" style:family="paragraph" style:parent-style-name="Code">
      <style:paragraph-properties style:shadow="none"/>
    </style:style>
    <style:style style:name="P49" style:family="paragraph" style:parent-style-name="Code">
      <style:paragraph-properties style:shadow="none" fo:keep-with-next="always"/>
    </style:style>
    <style:style style:name="P50" style:family="paragraph" style:parent-style-name="Text_20_body">
      <style:paragraph-properties fo:background-color="transparent" fo:padding="0cm" fo:border="none" style:shadow="none">
        <style:background-image/>
      </style:paragraph-properties>
    </style:style>
    <style:style style:name="P51" style:family="paragraph" style:parent-style-name="Text_20_body">
      <style:paragraph-properties fo:background-color="transparent">
        <style:background-image/>
      </style:paragraph-properties>
      <style:text-properties fo:background-color="transparent"/>
    </style:style>
    <style:style style:name="P52" style:family="paragraph" style:parent-style-name="Text_20_body">
      <style:paragraph-properties fo:break-before="page"/>
      <style:text-properties fo:font-weight="bold" style:font-weight-asian="bold" style:font-weight-complex="bold"/>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fo:font-weight="bold" style:font-weight-asian="bold" style:font-weight-complex="bold"/>
    </style:style>
    <style:style style:name="P58" style:family="paragraph" style:parent-style-name="Text_20_body" style:list-style-name="L2">
      <style:text-properties fo:font-weight="normal" style:font-weight-asian="normal" style:font-weight-complex="normal"/>
    </style:style>
    <style:style style:name="P59" style:family="paragraph" style:parent-style-name="Text_20_body" style:list-style-name="L22">
      <style:text-properties fo:font-weight="normal" style:font-weight-asian="normal" style:font-weight-complex="normal"/>
    </style:style>
    <style:style style:name="P60" style:family="paragraph" style:parent-style-name="Text_20_body" style:list-style-name="L31">
      <style:text-properties fo:font-weight="normal" style:font-weight-asian="normal" style:font-weight-complex="normal"/>
    </style:style>
    <style:style style:name="P61" style:family="paragraph" style:parent-style-name="Text_20_body" style:list-style-name="L32">
      <style:text-properties fo:font-weight="normal" style:font-weight-asian="normal" style:font-weight-complex="normal"/>
    </style:style>
    <style:style style:name="P62" style:family="paragraph" style:parent-style-name="Text_20_body" style:list-style-name="L36">
      <style:text-properties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paragraph-properties>
        <style:tab-stops>
          <style:tab-stop style:position="0.45cm"/>
        </style:tab-stops>
      </style:paragraph-properties>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paragraph-properties fo:text-align="start" style:justify-single-word="false"/>
    </style:style>
    <style:style style:name="P89" style:family="paragraph" style:parent-style-name="Text_20_body" style:list-style-name="L31"/>
    <style:style style:name="P90" style:family="paragraph" style:parent-style-name="Text_20_body" style:list-style-name="L33"/>
    <style:style style:name="P91" style:family="paragraph" style:parent-style-name="Text_20_body" style:list-style-name="L34"/>
    <style:style style:name="P92" style:family="paragraph" style:parent-style-name="Text_20_body" style:list-style-name="L35"/>
    <style:style style:name="P93" style:family="paragraph" style:parent-style-name="Text_20_body" style:list-style-name="L38"/>
    <style:style style:name="P94" style:family="paragraph" style:parent-style-name="Text_20_body" style:list-style-name="L12" style:master-page-name="">
      <style:paragraph-properties fo:margin-top="0cm" fo:margin-bottom="0cm" style:page-number="auto"/>
    </style:style>
    <style:style style:name="P95" style:family="paragraph" style:parent-style-name="Text_20_body" style:list-style-name="L14" style:master-page-name="">
      <style:paragraph-properties fo:margin-top="0cm" fo:margin-bottom="0cm" style:page-number="auto"/>
    </style:style>
    <style:style style:name="P96" style:family="paragraph" style:parent-style-name="Text_20_body" style:list-style-name="L24" style:master-page-name="">
      <style:paragraph-properties fo:margin-top="0cm" fo:margin-bottom="0cm" style:page-number="auto"/>
    </style:style>
    <style:style style:name="P97" style:family="paragraph" style:parent-style-name="Text_20_body" style:list-style-name="L28" style:master-page-name="">
      <style:paragraph-properties fo:margin-top="0cm" fo:margin-bottom="0cm" style:page-number="auto"/>
    </style:style>
    <style:style style:name="P98" style:family="paragraph" style:parent-style-name="Text_20_body" style:list-style-name="L12">
      <style:paragraph-properties fo:margin-top="0cm" fo:margin-bottom="0cm"/>
    </style:style>
    <style:style style:name="P99" style:family="paragraph" style:parent-style-name="Text_20_body" style:list-style-name="L14">
      <style:paragraph-properties fo:margin-top="0cm" fo:margin-bottom="0cm"/>
    </style:style>
    <style:style style:name="P100" style:family="paragraph" style:parent-style-name="Text_20_body" style:list-style-name="L15">
      <style:paragraph-properties fo:margin-top="0cm" fo:margin-bottom="0cm"/>
    </style:style>
    <style:style style:name="P101" style:family="paragraph" style:parent-style-name="Text_20_body" style:list-style-name="L17">
      <style:paragraph-properties fo:margin-top="0cm" fo:margin-bottom="0cm"/>
    </style:style>
    <style:style style:name="P102" style:family="paragraph" style:parent-style-name="Text_20_body" style:list-style-name="L19">
      <style:paragraph-properties fo:margin-top="0cm" fo:margin-bottom="0cm"/>
    </style:style>
    <style:style style:name="P103" style:family="paragraph" style:parent-style-name="Text_20_body" style:list-style-name="L24">
      <style:paragraph-properties fo:margin-top="0cm" fo:margin-bottom="0cm"/>
    </style:style>
    <style:style style:name="P104" style:family="paragraph" style:parent-style-name="Text_20_body" style:list-style-name="L27">
      <style:paragraph-properties fo:margin-top="0cm" fo:margin-bottom="0cm"/>
    </style:style>
    <style:style style:name="P105" style:family="paragraph" style:parent-style-name="Text_20_body" style:list-style-name="L28">
      <style:paragraph-properties fo:margin-top="0cm" fo:margin-bottom="0cm"/>
    </style:style>
    <style:style style:name="P106" style:family="paragraph" style:parent-style-name="Text_20_body" style:list-style-name="L31">
      <style:paragraph-properties fo:margin-top="0cm" fo:margin-bottom="0cm"/>
    </style:style>
    <style:style style:name="P107" style:family="paragraph" style:parent-style-name="Text_20_body" style:list-style-name="L31">
      <style:paragraph-properties fo:margin-top="0cm" fo:margin-bottom="0cm"/>
      <style:text-properties fo:font-weight="normal" style:font-weight-asian="normal" style:font-weight-complex="normal"/>
    </style:style>
    <style:style style:name="P108" style:family="paragraph" style:parent-style-name="Text_20_body" style:list-style-name="L30">
      <style:paragraph-properties fo:margin-top="0cm" fo:margin-bottom="0cm" fo:text-align="start" style:justify-single-word="false" style:shadow="none"/>
    </style:style>
    <style:style style:name="P109" style:family="paragraph" style:parent-style-name="Text_20_body" style:list-style-name="L14" style:master-page-name="">
      <style:paragraph-properties style:page-number="auto"/>
    </style:style>
    <style:style style:name="P110" style:family="paragraph" style:parent-style-name="Table_20_Contents" style:list-style-name="L13">
      <style:text-properties fo:background-color="transparent"/>
    </style:style>
    <style:style style:name="P111" style:family="paragraph" style:parent-style-name="Table_20_Contents" style:list-style-name="L37"/>
    <style:style style:name="P11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29"/>
      <text:p text:style-name="P29"/>
      <text:p text:style-name="P29"/>
      <text:p text:style-name="P30">Jonathan Couper-Smartt</text:p>
      <text:p text:style-name="P30">jarvis@nsquared.co.nz</text:p>
      <text:p text:style-name="P28"/>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Introduction<text:tab/>6</text:p>
          <text:p text:style-name="P53"><text:s/>2 Licence<text:tab/>7</text:p>
          <text:p text:style-name="P54"><text:s/>2.1 GNU Lesser General Public License<text:tab/>7</text:p>
          <text:p text:style-name="P54"><text:s/>2.2 Clarification of Intentions<text:tab/>7</text:p>
          <text:p text:style-name="P54"><text:s/>2.3 Jarvis Tracker Icons<text:tab/>7</text:p>
          <text:p text:style-name="P53"><text:s/>3 Installation<text:tab/>8</text:p>
          <text:p text:style-name="P54"><text:s/>3.1 Unpacking<text:tab/>8</text:p>
          <text:p text:style-name="P54"><text:s/>3.2 Install Additional Perl Modules<text:tab/>8</text:p>
          <text:p text:style-name="P54"><text:s/>3.3 Apache2 Configuration – With mod_perl<text:tab/>9</text:p>
          <text:p text:style-name="P54"><text:s/>3.4 Apache2 Configuration – Without mod_perl<text:tab/>9</text:p>
          <text:p text:style-name="P54"><text:s/>3.5 Relocating Jarvis<text:tab/>9</text:p>
          <text:p text:style-name="P54"><text:s/>3.6 Test<text:tab/>10</text:p>
          <text:p text:style-name="P53"><text:s/>4 Application Configuration File<text:tab/>11</text:p>
          <text:p text:style-name="P54"><text:s/>4.1 Introduction<text:tab/>11</text:p>
          <text:p text:style-name="P54"><text:s/>4.2 &lt;jarvis&gt;&lt;app&gt;<text:tab/>12</text:p>
          <text:p text:style-name="P54"><text:s/>4.3 Configuration: format<text:tab/>14</text:p>
          <text:p text:style-name="P54"><text:s/>4.4 Configuration: debug<text:tab/>14</text:p>
          <text:p text:style-name="P54"><text:s/>4.5 Configuration: dump<text:tab/>14</text:p>
          <text:p text:style-name="P54"><text:s/>4.6 Configuration: log_format<text:tab/>14</text:p>
          <text:p text:style-name="P54"><text:s/>4.7 Configuration: page_limit_param, page_start_param<text:tab/>15</text:p>
          <text:p text:style-name="P54"><text:s/>4.8 Configuration: sort_field_param, sort_dir_param<text:tab/>15</text:p>
          <text:p text:style-name="P54"><text:s/>4.9 Configuration: dataset_dir<text:tab/>15</text:p>
          <text:p text:style-name="P54"><text:s/>4.10 Configuration: default_libs<text:tab/>16</text:p>
          <text:p text:style-name="P54"><text:s/>4.11 Configuration: method_param<text:tab/>16</text:p>
          <text:p text:style-name="P54"><text:s/>4.12 Configuration: login<text:tab/>17</text:p>
          <text:p text:style-name="P54"><text:s/>4.13 Configuration: database<text:tab/>17</text:p>
          <text:p text:style-name="P54"><text:s/>4.14 Configuration: sessiondb<text:tab/>17</text:p>
          <text:p text:style-name="P54"><text:s/>4.15 Configuration: exec &amp; plugin &amp; hook<text:tab/>19</text:p>
          <text:p text:style-name="P54"><text:s/>4.16 Configuration: habitat<text:tab/>19</text:p>
          <text:p text:style-name="P53"><text:s/>5 Login Module Configuration<text:tab/>20</text:p>
          <text:p text:style-name="P54"><text:s/>5.1 Standard Modules<text:tab/>20</text:p>
          <text:p text:style-name="P54"><text:s/>5.2 Active Directory Login<text:tab/>20</text:p>
          <text:p text:style-name="P54"><text:s/>5.3 Basic Auth Login<text:tab/>21</text:p>
          <text:p text:style-name="P54"><text:s/>5.4 Database Login<text:tab/>22</text:p>
          <text:p text:style-name="P54"><text:s/>5.5 Adempiere Login<text:tab/>23</text:p>
          <text:p text:style-name="P54"><text:s/>5.6 Drupal6 Login<text:tab/>25</text:p>
          <text:p text:style-name="P54"><text:s/>5.7 None Login<text:tab/>26</text:p>
          <text:p text:style-name="P54"><text:s/>5.8 Single Login<text:tab/>26</text:p>
          <text:p text:style-name="P53"><text:s/>6 Special Datasets &amp; Jarvis Login<text:tab/>28</text:p>
          <text:p text:style-name="P54"><text:s/>6.1 Jarvis URLs<text:tab/>28</text:p>
          <text:p text:style-name="P54"><text:s/>6.2 The __status Dataset<text:tab/>28</text:p>
          <text:p text:style-name="P54"><text:s/>6.3 The __habitat Dataset<text:tab/>29</text:p>
          <text:p text:style-name="P54"><text:s/>6.4 The __logout Dataset<text:tab/>30</text:p>
          <text:p text:style-name="P54"><text:s/>6.5 Logging-In to Jarvis<text:tab/>30</text:p>
          <text:p text:style-name="P54"><text:soft-page-break/><text:s/>6.6 Jarvis Error Responses<text:tab/>30</text:p>
          <text:p text:style-name="P53"><text:s/>7 Datasets<text:tab/>32</text:p>
          <text:p text:style-name="P54"><text:s/>7.1 Data Fetch Response Format<text:tab/>32</text:p>
          <text:p text:style-name="P54"><text:s/>7.2 Dataset Definition<text:tab/>33</text:p>
          <text:p text:style-name="P54"><text:s/>7.3 Dataset Bind Parameters<text:tab/>34</text:p>
          <text:p text:style-name="P54"><text:s/>7.4 Secure Dataset Bind Parameters<text:tab/>36</text:p>
          <text:p text:style-name="P54"><text:s/>7.5 Textual Substitution Dataset Parameters<text:tab/>37</text:p>
          <text:p text:style-name="P54"><text:s/>7.6 Modifying Datasets – Single Modification<text:tab/>38</text:p>
          <text:p text:style-name="P54"><text:s/>7.7 Modifying Datasets – Array of Modifications<text:tab/>40</text:p>
          <text:p text:style-name="P54"><text:s/>7.8 Modifying Datasets – Array of Mixed Modifications<text:tab/>42</text:p>
          <text:p text:style-name="P54"><text:s/>7.9 Before &amp; After Statements<text:tab/>42</text:p>
          <text:p text:style-name="P54"><text:s/>7.10 Failed Modifications<text:tab/>42</text:p>
          <text:p text:style-name="P54"><text:s/>7.11 Dataset Transformations<text:tab/>43</text:p>
          <text:p text:style-name="P53"><text:s/>8 Exec Datasets<text:tab/>44</text:p>
          <text:p text:style-name="P54"><text:s/>8.1 Introduction<text:tab/>44</text:p>
          <text:p text:style-name="P54"><text:s/>8.2 Configuration<text:tab/>44</text:p>
          <text:p text:style-name="P54"><text:s/>8.3 Output Return Mechanism<text:tab/>46</text:p>
          <text:p text:style-name="P54"><text:s/>8.4 A Simple Example<text:tab/>47</text:p>
          <text:p text:style-name="P54"><text:s/>8.5 Environment Variables<text:tab/>47</text:p>
          <text:p text:style-name="P54"><text:s/>8.6 Command Line Parameters<text:tab/>47</text:p>
          <text:p text:style-name="P54"><text:s/>8.7 Output &amp; Headers<text:tab/>47</text:p>
          <text:p text:style-name="P53"><text:s/>9 Plugin Datasets<text:tab/>49</text:p>
          <text:p text:style-name="P54"><text:s/>9.1 Introduction<text:tab/>49</text:p>
          <text:p text:style-name="P54"><text:s/>9.2 Configuration<text:tab/>49</text:p>
          <text:p text:style-name="P54"><text:s/>9.3 Example Plugin<text:tab/>50</text:p>
          <text:p text:style-name="P54"><text:s/>9.4 Output &amp; Headers<text:tab/>51</text:p>
          <text:p text:style-name="P54"><text:s/>9.5 Exception Handling<text:tab/>51</text:p>
          <text:p text:style-name="P53"><text:s/>10 Hook Modules<text:tab/>52</text:p>
          <text:p text:style-name="P54"><text:s/>10.1 Introduction<text:tab/>52</text:p>
          <text:p text:style-name="P54"><text:s/>10.2 Configuration<text:tab/>56</text:p>
          <text:p text:style-name="P54"><text:s/>10.3 Standard Hook Template<text:tab/>56</text:p>
          <text:p text:style-name="P53"><text:s/>11 Performance Notes<text:tab/>58</text:p>
          <text:p text:style-name="P54"><text:s/>11.1 How Fast is Jarvis?<text:tab/>58</text:p>
          <text:p text:style-name="P53"><text:s/>12 Tracking Application<text:tab/>59</text:p>
          <text:p text:style-name="P54"><text:s/>12.1 Tracking Requests &amp; Errors<text:tab/>59</text:p>
          <text:p text:style-name="P54"><text:s/>12.2 The Tracker Database File<text:tab/>59</text:p>
          <text:p text:style-name="P54"><text:s/>12.3 The Tracker Display Application<text:tab/>59</text:p>
          <text:p text:style-name="P53"><text:s/>13 Demo Application<text:tab/>62</text:p>
          <text:p text:style-name="P54"><text:s/>13.1 Enable Jarvis<text:tab/>62</text:p>
          <text:p text:style-name="P54"><text:s/>13.2 Copy The Demo Database<text:tab/>62</text:p>
          <text:p text:style-name="P54"><text:s/>13.3 Configure Demo Web-Service<text:tab/>62</text:p>
          <text:p text:style-name="P54"><text:s/>13.4 Install ExtJS<text:tab/>63</text:p>
          <text:p text:style-name="P54"><text:s/>13.5 Configure Demo ExtJS Application<text:tab/>64</text:p>
          <text:p text:style-name="P54"><text:s/>13.6 Enable Database Write<text:tab/>64</text:p>
        </text:index-body>
      </text:table-of-content>
      <text:p text:style-name="P10"/>
      <text:p text:style-name="P50"/>
      <text:p text:style-name="P34"><text:soft-page-break/></text:p>
      <text:p text:style-name="P5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46264950" text:style-name="L1">
        <text:list-item>
          <text:p text:style-name="P55">Rich Internet Application. <text:s/>Ajax (XML or JSON) requests and responses.</text:p>
        </text:list-item>
        <text:list-item>
          <text:p text:style-name="P55">JARVIS</text:p>
        </text:list-item>
        <text:list-item>
          <text:p text:style-name="P5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10895241" text:style-name="L2">
        <text:list-item>
          <text:p text:style-name="P57">Secure: </text:p>
          <text:list>
            <text:list-item>
              <text:p text:style-name="P56">Jarvis can run over https. <text:s/></text:p>
            </text:list-item>
            <text:list-item>
              <text:p text:style-name="P56">Jarvis uses single-login and CGI cookies to maintain authenticated sessions. <text:s/></text:p>
            </text:list-item>
            <text:list-item>
              <text:p text:style-name="P56">Jarvis uses parameterized statements to prevent against SQL injection. </text:p>
            </text:list-item>
            <text:list-item>
              <text:p text:style-name="P56">Jarvis provides group-based access control.</text:p>
            </text:list-item>
          </text:list>
        </text:list-item>
        <text:list-item>
          <text:p text:style-name="P57">Extensible:</text:p>
          <text:list>
            <text:list-item>
              <text:p text:style-name="P58">Jarvis provides independent “datasets”, defined as simple XML files containing SQL.</text:p>
            </text:list-item>
            <text:list-item>
              <text:p text:style-name="P58">Jarvis provides configurable “exec” extensions (e.g. running Jasper reports).</text:p>
            </text:list-item>
            <text:list-item>
              <text:p text:style-name="P58">Jarvis provides a “plugin” mechanism for adding custom Perl modules.</text:p>
            </text:list-item>
          </text:list>
        </text:list-item>
        <text:list-item>
          <text:p text:style-name="P57">Standards-Based:</text:p>
          <text:list>
            <text:list-item>
              <text:p text:style-name="P58">Jarvis is based on XML, JSON, http/s and REST.</text:p>
            </text:list-item>
          </text:list>
        </text:list-item>
        <text:list-item>
          <text:p text:style-name="P57">Reasonably Efficient:</text:p>
          <text:list>
            <text:list-item>
              <text:p text:style-name="P58">Jarvis is “plenty fast enough”. <text:s/></text:p>
            </text:list-item>
            <text:list-item>
              <text:p text:style-name="P58">Jarvis is written in a scripted language as many back end services are.</text:p>
            </text:list-item>
            <text:list-item>
              <text:p text:style-name="P58">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1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text:soft-page-break/>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1">Once mod_perl is configured and available, add the following lines to your server configuration.</text:p>
      <text:p text:style-name="P6">PerlRequire /opt/jarvis/etc/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3">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4">Alias /jarvis/ "/opt/jarvis/htdocs/"</text:p>
      <text:p text:style-name="Text_20_body"/>
      <text:p text:style-name="P33">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291316932" text:style-name="L3">
        <text:list-item>
          <text:p text:style-name="P63">Modify the Apache configuration (as described above).</text:p>
        </text:list-item>
        <text:list-item>
          <text:p text:style-name="P63">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636725875" text:style-name="L4">
        <text:list-item>
          <text:p text:style-name="P64">The database connection.</text:p>
        </text:list-item>
        <text:list-item>
          <text:p text:style-name="P64">The username/group list.</text:p>
        </text:list-item>
        <text:list-item>
          <text:p text:style-name="P6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956651035" text:style-name="L5">
        <text:list-item>
          <text:p text:style-name="P65">This may be over-ridden a per-request basis with the CGI parameter “format”.</text:p>
        </text:list-item>
        <text:list-item>
          <text:p text:style-name="P65">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956955187" text:style-name="L6">
        <text:list-item>
          <text:p text:style-name="P66">All client-submitted request body.</text:p>
        </text:list-item>
        <text:list-item>
          <text:p text:style-name="P66">All returned XML/JSON/CSV content.</text:p>
        </text:list-item>
        <text:list-item>
          <text:p text:style-name="P66">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78416672" text:style-name="L7">
        <text:list-item>
          <text:p text:style-name="P67">Extract ALL records from the database query.</text:p>
        </text:list-item>
        <text:list-item>
          <text:p text:style-name="P67">Slice out and return only those rows specified by the page parameters. <text:s/>E.g start = 50, limit = 25 means return rows with zero-based indexes 50-74.</text:p>
        </text:list-item>
        <text:list-item>
          <text:p text:style-name="P67">Return “fetched” as the total number of all rows read from the database query.</text:p>
        </text:list-item>
        <text:list-item>
          <text:p text:style-name="P67">Return “returned” as the number of data rows from the sliced page.</text:p>
        </text:list-item>
        <text:list-item>
          <text:p text:style-name="P6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08802425" text:continue-numbering="true" text:style-name="L7">
        <text:list-item>
          <text:p text:style-name="P67">Extract ALL records from the database query in the default query sort order.</text:p>
        </text:list-item>
        <text:list-item>
          <text:p text:style-name="P67">Use Perl “cmp” alphabetical sorting either ascending or descending.</text:p>
        </text:list-item>
        <text:list-item>
          <text:p text:style-name="P6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704224389" text:style-name="L8">
        <text:list-item>
          <text:p text:style-name="P68">All dataset definitions must be contained within XML files contained in or below the single directory path specified by the “dataset_dir” parameter.</text:p>
        </text:list-item>
        <text:list-item>
          <text:p text:style-name="P68">All dataset files must have the suffix “.xml”.</text:p>
        </text:list-item>
        <text:list-item>
          <text:p text:style-name="P68">The “.xml” suffix must not be included in the dataset name as provided by the client, it will always be added by Jarvis.</text:p>
        </text:list-item>
        <text:list-item>
          <text:p text:style-name="P68">The dataset name specified by the client must consist only of characters from the following list: “a-z”, “A-Z”, “0-9”, “_” (underscore), “-” (hyphen) and “.” (dot).</text:p>
        </text:list-item>
        <text:list-item>
          <text:p text:style-name="P68">A “.” (dot) character in the dataset name is interpreted as a directory separator by Jarvis. <text:s/>On Unix-based systems this is a forward-slash. <text:s/>On Windows-based systems, Perl will translate the forward slash into a backslash.</text:p>
        </text:list-item>
        <text:list-item>
          <text:p text:style-name="P68">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Currently Jarvis offers four standard login modules:</text:p>
      <text:list xml:id="list1005327092" text:style-name="L9">
        <text:list-item>
          <text:p text:style-name="P69">None – user is always logged in.</text:p>
        </text:list-item>
        <text:list-item>
          <text:p text:style-name="P69">Database – the username and passwords are stored in the database.</text:p>
        </text:list-item>
        <text:list-item>
          <text:p text:style-name="P69">ActiveDirectory – the usernames and passwords are checked against an Microsoft ActiveDirectory server. <text:s/>It is likely that one day this will be copied and modified to add support for standard LDAP, which is very similar.</text:p>
        </text:list-item>
        <text:list-item>
          <text:p text:style-name="P69">BasicAuth – Apache basic authentication is configured, and we will trust it. <text:s/>This may include FakeBasicAuth which allows Apache to verify client SSL certificates on our behalf.</text:p>
        </text:list-item>
      </text:list>
      <text:p text:style-name="P23">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58500805" text:style-name="L10">
        <text:list-item>
          <text:p text:style-name="P70">dbi:Pg:&lt;database-handle&gt; (Postgres)</text:p>
        </text:list-item>
        <text:list-item>
          <text:p text:style-name="P7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934490031" text:style-name="L37">
              <text:list-item>
                <text:p text:style-name="P111">cookie <text:s text:c="2"/>- Look in the cookie (as per the 'cookie' attribute).</text:p>
              </text:list-item>
              <text:list-item>
                <text:p text:style-name="P11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ext:soft-page-break/>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20919938" text:style-name="L38">
        <text:list-item>
          <text:p text:style-name="P93">Cookie-only based authentication. <text:s/>The default approach to session management is for Jarvis to store session ID's in a HTTP cookie. This cookie is returned to the client with every successful request to Jarvis. This approach:</text:p>
          <text:list>
            <text:list-item>
              <text:p text:style-name="P93">Requires no specific support by client applications. Web browsers will transfer the cookie automatically with every request.</text:p>
            </text:list-item>
            <text:list-item>
              <text:p text:style-name="P93">Allows web-browser applications to have the same session across all open windows. E.g. this allows users to open many browser tabs/windows into the application, and all of these will use the same session ID. </text:p>
            </text:list-item>
            <text:list-item>
              <text:p text:style-name="P93">Allows users to, within the session timeout, re-access web based systems without retyping their username/password.</text:p>
            </text:list-item>
          </text:list>
        </text:list-item>
        <text:list-item>
          <text:p text:style-name="P9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93">Without explicit support in the application to manage and support it, each new window or tab opened for a web-based application will require the user to log back into the application. In many situations this is highly undesirable.</text:p>
            </text:list-item>
            <text:list-item>
              <text:p text:style-name="P9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93">URL based authentication, with a cookie-based secondary fallback. This approach, available <text:soft-page-break/>when sid_source is given as “url,cookie”, allows the best of both of the above approaches, but does require explicit support in the application. With this approach:</text:p>
          <text:list>
            <text:list-item>
              <text:p text:style-name="P93">Jarvis will look for the URL parameter holding the SID, but if not found, look for the cookie.</text:p>
            </text:list-item>
            <text:list-item>
              <text:p text:style-name="P93">The client system can by default use cookie based SIDs, and then, when necessary (e.g. when the user wants a secondary login to the application), switch to using URL based SIDs.</text:p>
            </text:list-item>
            <text:list-item>
              <text:p text:style-name="P93">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p text:style-name="P93"/>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99211658" text:style-name="L11">
        <text:list-item>
          <text:p text:style-name="P71"><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1"><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1"><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text:soft-page-break/>examine the habitat and decide to change its visual appearance to show users that it is a test environment.</text:p>
      <text:p text:style-name="Text_20_body">See the separate section on “Habitat” requests for further details.</text:p>
      <text:h text:style-name="P112" text:outline-level="1">Login Module Configuration</text:h>
      <text:h text:style-name="Heading_20_2" text:outline-level="2">Standard Modules</text:h>
      <text:p text:style-name="Text_20_body">Jarvis uses a pluggable login module mechanism. <text:s/>The following modules are provided:</text:p>
      <text:list xml:id="list284471539" text:style-name="L12">
        <text:list-item>
          <text:p text:style-name="P94">ActiveDirectory.pm</text:p>
        </text:list-item>
        <text:list-item>
          <text:p text:style-name="P98">BasicAuth.pm</text:p>
        </text:list-item>
        <text:list-item>
          <text:p text:style-name="P98">Database.pm</text:p>
        </text:list-item>
        <text:list-item>
          <text:p text:style-name="P98">Adempiere.pm</text:p>
        </text:list-item>
        <text:list-item>
          <text:p text:style-name="P98">Drupal6.pm</text:p>
        </text:list-item>
        <text:list-item>
          <text:p text:style-name="P98">None.pm</text:p>
        </text:list-item>
        <text:list-item>
          <text:p text:style-name="P72">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689727897" text:style-name="L13">
              <text:list-item>
                <text:p text:style-name="P110">none – no encryption.</text:p>
              </text:list-item>
              <text:list-item>
                <text:p text:style-name="P110">md5 <text:s/>- the md5 hash algorithm is used, with optional salt.</text:p>
              </text:list-item>
              <text:list-item>
                <text:p text:style-name="P110">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8"/>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145272051" text:style-name="L14">
        <text:list-item>
          <text:p text:style-name="P95">ad_user</text:p>
        </text:list-item>
        <text:list-item>
          <text:p text:style-name="P99"><text:soft-page-break/>ad_user_roles</text:p>
        </text:list-item>
        <text:list-item>
          <text:p text:style-name="P99">ad_role</text:p>
        </text:list-item>
        <text:list-item>
          <text:p text:style-name="P73">ad_window_access</text:p>
        </text:list-item>
        <text:list-item>
          <text:p text:style-name="P73">ad_process</text:p>
        </text:list-item>
        <text:list-item>
          <text:p text:style-name="P7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4">relevant_groups</text:p>
          </table:table-cell>
          <table:table-cell table:style-name="Table27.A2" office:value-type="string">
            <text:p text:style-name="P14"/>
          </table:table-cell>
          <table:table-cell table:style-name="Table27.C2"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935565487" text:style-name="L15">
        <text:list-item>
          <text:p text:style-name="P100"><text:span text:style-name="T6">role-&lt;role_name&gt; <text:s text:c="6"/><text:tab/></text:span>For each active user role.</text:p>
        </text:list-item>
        <text:list-item>
          <text:p text:style-name="P100"><text:span text:style-name="T6">read-&lt;window_name&gt; <text:s text:c="5"/><text:tab/></text:span>For each active window access (read access)</text:p>
        </text:list-item>
        <text:list-item>
          <text:p text:style-name="P74"><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451691252" text:style-name="L16">
        <text:list-item>
          <text:p text:style-name="P75">Check to see if an existing, valid Drupal session cookie is defined.</text:p>
        </text:list-item>
        <text:list-item>
          <text:p text:style-name="P7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4378544" text:continue-list="list1145272051" text:style-name="L14">
        <text:list-item>
          <text:p text:style-name="P109">users</text:p>
        </text:list-item>
        <text:list-item>
          <text:p text:style-name="P7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606641463" text:style-name="L17">
        <text:list-item>
          <text:p text:style-name="P101"><text:span text:style-name="T6">admin,user<text:tab/><text:tab/> <text:s text:c="6"/><text:tab/></text:span><text:span text:style-name="T4">For the user with uid = 1.</text:span></text:p>
        </text:list-item>
        <text:list-item>
          <text:p text:style-name="P76"><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ext:soft-page-break/>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text:soft-page-break/>single username only, but it does provide at least some security checking:</text:p>
      <text:list xml:id="list669689450" text:style-name="L18">
        <text:list-item>
          <text:p text:style-name="P77">Remote (client) IP address match, and/or</text:p>
        </text:list-item>
        <text:list-item>
          <text:p text:style-name="P77">Client must supply username and password, and/or</text:p>
        </text:list-item>
        <text:list-item>
          <text:p text:style-name="P7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11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532875901" text:style-name="L19">
        <text:list-item>
          <text:p text:style-name="P102">Jarvis is installed into /opt/jarvis as per default.</text:p>
        </text:list-item>
        <text:list-item>
          <text:p text:style-name="P102">The jarvis ScriptAlias is configured.</text:p>
        </text:list-item>
        <text:list-item>
          <text:p text:style-name="P102">The Apache webserver is accessible on http://localhost/.</text:p>
        </text:list-item>
        <text:list-item>
          <text:p text:style-name="P102">The demo.xml file has been soft linked or copied into /.</text:p>
        </text:list-item>
        <text:list-item>
          <text:p text:style-name="P102">The “None” login module is configured for the demo application.</text:p>
        </text:list-item>
        <text:list-item>
          <text:p text:style-name="P78">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22966600" text:style-name="L20">
        <text:list-item>
          <text:p text:style-name="P79">“username”</text:p>
        </text:list-item>
        <text:list-item>
          <text:p text:style-name="P7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468416209" text:style-name="L21">
        <text:list-item>
          <text:p text:style-name="P80">Internal configuration problem – bad server-side XML configuration (main or dataset).</text:p>
        </text:list-item>
        <text:list-item>
          <text:p text:style-name="P80">Database connection problem.</text:p>
        </text:list-item>
        <text:list-item>
          <text:p text:style-name="P80">Request body is malformed JSON or XML.</text:p>
        </text:list-item>
        <text:list-item>
          <text:p text:style-name="P80">Missing mandatory parameter in request.</text:p>
        </text:list-item>
        <text:list-item>
          <text:p text:style-name="P80">Any other fatal problem.</text:p>
        </text:list-item>
        <text:list-item>
          <text:p text:style-name="P80">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296657894" text:style-name="L22">
        <text:list-item>
          <text:p text:style-name="P59">Cannot insert data due to primary key, foreign key, unique constraints.</text:p>
        </text:list-item>
        <text:list-item>
          <text:p text:style-name="P59">No data found. <text:s/></text:p>
        </text:list-item>
        <text:list-item>
          <text:p text:style-name="P59">Data parameter is invalid type/value for column. <text:s/></text:p>
        </text:list-item>
      </text:list>
      <text:p text:style-name="P22">In all these cases, the returned content will be JSON or XML or CSV in a “200 Successful” response.</text:p>
      <text:p text:style-name="Text_20_body"/>
      <text:h text:style-name="P11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7">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841151728" text:style-name="L23">
        <text:list-item>
          <text:p text:style-name="P81">CGI GET parameters in the URL suffix “/&lt;app&gt;/&lt;ds&gt;?param=value&amp;param2=another”.</text:p>
        </text:list-item>
        <text:list-item>
          <text:p text:style-name="P81">XML or JSON parameters in the “application/json” or “application/xml” request body.</text:p>
        </text:list-item>
        <text:list-item>
          <text:p text:style-name="P81">RESTful parameters in the URL suffix “/&lt;app&gt;/&lt;ds&gt;/p1/p2”.</text:p>
        </text:list-item>
        <text:list-item>
          <text:p text:style-name="P81">Jarvis-Supplied default user parameters (from “default_parameters” configuration).</text:p>
        </text:list-item>
      </text:list>
      <text:p text:style-name="Text_20_body">Secure Parameters:</text:p>
      <text:list xml:id="list1334562592" text:continue-numbering="true" text:style-name="L23">
        <text:list-item>
          <text:p text:style-name="P8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351541872" text:style-name="L24">
        <text:list-item>
          <text:p text:style-name="P96">my(param)</text:p>
        </text:list-item>
        <text:list-item>
          <text:p text:style-name="P103">__my_param</text:p>
        </text:list-item>
        <text:list-item>
          <text:p text:style-name="P103">_1param</text:p>
        </text:list-item>
        <text:list-item>
          <text:p text:style-name="P8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605871816" text:style-name="L25">
        <text:list-item>
          <text:p text:style-name="P83">Any RESTful parameters by position number, e.g. [[1]]</text:p>
        </text:list-item>
        <text:list-item>
          <text:p text:style-name="P83">Any query parameters given by the user for a fetch request, e.g. [[myfetcharg]]</text:p>
        </text:list-item>
        <text:list-item>
          <text:p text:style-name="P83">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448256297" text:style-name="L26">
        <text:list-item>
          <text:p text:style-name="P84">By default, if the parameter value is an integer or floating point, it is unquoted. <text:s/>Exponential numbers will be recognized as numbers.</text:p>
        </text:list-item>
        <text:list-item>
          <text:p text:style-name="P84">Otherwise the parameter is quoted using the DBI database handle $dbh-&gt;quote(...) method appropriate for this database. <text:s/>According to the DBI documentation, this is safe from SQL injection.</text:p>
        </text:list-item>
        <text:list-item>
          <text:p text:style-name="P84">If the ":noquote" flag is given, e.g. [[sortorder:noquote]] then the value is not quoted. Instead, all characters except those in the set [0-9a-zA-Z ,_-] are removed.</text:p>
        </text:list-item>
        <text:list-item>
          <text:p text:style-name="P8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96007609" text:style-name="L27">
        <text:list-item>
          <text:p text:style-name="P104">Begin transaction.</text:p>
        </text:list-item>
        <text:list-item>
          <text:p text:style-name="P104">Perform “before” SQL (if configured for this dataset).</text:p>
        </text:list-item>
        <text:list-item>
          <text:p text:style-name="P104">Perform the one single or one-or-more array modifications in the request body.</text:p>
        </text:list-item>
        <text:list-item>
          <text:p text:style-name="P104">Perform “after” SQL (if configured for this dataset).</text:p>
        </text:list-item>
        <text:list-item>
          <text:p text:style-name="P8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287131217" text:style-name="L28">
        <text:list-item>
          <text:p text:style-name="P97">Even though the first modification succeeded, it was rolled back.</text:p>
        </text:list-item>
        <text:list-item>
          <text:p text:style-name="P105">The first failing error message is shown.</text:p>
        </text:list-item>
        <text:list-item>
          <text:p text:style-name="P8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112"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164699290" text:style-name="L29">
        <text:list-item>
          <text:p text:style-name="P8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7">Any RESTful parameters specified in the URI. <text:s/>These are passed as “p1”, “p2”, etc.</text:p>
        </text:list-item>
        <text:list-item>
          <text:p text:style-name="P87">The parameter __dataset is given as the client-supplied dataset given to Jarvis which invoked this exec request.</text:p>
        </text:list-item>
        <text:list-item>
          <text:p text:style-name="P87">The parameter __tmpfile is given if use_tmpfile is configured for this exec.</text:p>
        </text:list-item>
        <text:list-item>
          <text:p text:style-name="P87">The Jarvis secure parameters beginning with double-underscore. <text:s/>These include __username, __group_list, etc.</text:p>
        </text:list-item>
        <text:list-item>
          <text:p text:style-name="P8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11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1">use strict;</text:p>
      <text:p text:style-name="P48">use warnings;</text:p>
      <text:p text:style-name="P48"/>
      <text:p text:style-name="P48">sub plugin::Demo::do {</text:p>
      <text:p text:style-name="P48"><text:s text:c="4"/>my ($jconfig, $restArgs, %args) = @_;</text:p>
      <text:p text:style-name="P48"/>
      <text:p text:style-name="P48"><text:s text:c="4"/>my $output = "";</text:p>
      <text:p text:style-name="P48"/>
      <text:p text:style-name="P48"><text:s text:c="4"/>&amp;Jarvis::Error::debug ($jconfig, "Running the Demo plugin.");</text:p>
      <text:p text:style-name="P48"/>
      <text:p text:style-name="P48"><text:s text:c="4"/># This demonstrates that the plugin can access Jarvis::Config info.</text:p>
      <text:p text:style-name="P48"><text:s text:c="4"/>$output .= "APP: " . $jconfig-&gt;{'app_name'} . "\n";</text:p>
      <text:p text:style-name="P48"><text:s text:c="4"/>$output .= "Username: " . $jconfig-&gt;{'username'} . "\n";</text:p>
      <text:p text:style-name="P48"><text:s text:c="4"/>$output .= "CGI myval: " . ($jconfig-&gt;{'cgi'}-&gt;param('myval') || '') . "\n";</text:p>
      <text:p text:style-name="P48"/>
      <text:p text:style-name="P48"><text:s text:c="4"/># This demonstrates XML-configured parameters to the plugin.</text:p>
      <text:p text:style-name="P48"><text:s text:c="4"/>$output .= "CAT: " . $args{'category'} . "\n";</text:p>
      <text:p text:style-name="P48"/>
      <text:p text:style-name="P48"><text:s text:c="4"/># This demonstrates accessing RESTful arguments that are </text:p>
      <text:p text:style-name="P48"><text:s text:c="4"/># from the URL after the dataset name</text:p>
      <text:p text:style-name="P48"><text:s text:c="4"/>my $counter = 0;</text:p>
      <text:p text:style-name="P48"><text:s text:c="4"/>map {</text:p>
      <text:p text:style-name="P48"><text:s text:c="8"/>$output .= "RESTful argument $counter: " . $restArgs-&gt;[0] . "\n";</text:p>
      <text:p text:style-name="P48"><text:s text:c="4"/>} @{$restArgs};</text:p>
      <text:p text:style-name="P48"/>
      <text:p text:style-name="P48"><text:s text:c="4"/>my $dbh = &amp;Jarvis::DB::Handle ($jconfig);</text:p>
      <text:p text:style-name="P48"><text:soft-page-break/><text:s text:c="4"/>$output .= "Boats: " . $dbh-&gt;do("SELECT COUNT(*) FROM boat");</text:p>
      <text:p text:style-name="P48"/>
      <text:p text:style-name="P48"><text:s text:c="4"/>return $output;</text:p>
      <text:p text:style-name="P48">}</text:p>
      <text:p text:style-name="P48"/>
      <text:p text:style-name="P49">1;</text:p>
      <text:p text:style-name="P25"/>
      <text:p text:style-name="P25">This demonstrates:</text:p>
      <text:list xml:id="list1773589261" text:style-name="L30">
        <text:list-item>
          <text:p text:style-name="P108">Using the Jarvis debug methods.</text:p>
        </text:list-item>
        <text:list-item>
          <text:p text:style-name="P108">Accessing the Jarvis Config “jconfig” object.</text:p>
        </text:list-item>
        <text:list-item>
          <text:p text:style-name="P108">Accessing the static configured plugin parameters.</text:p>
        </text:list-item>
        <text:list-item>
          <text:p text:style-name="P88">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1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510371340" text:style-name="L31">
              <text:list-item>
                <text:p text:style-name="P106">$jconfig, </text:p>
              </text:list-item>
              <text:list-item>
                <text:p text:style-name="P89">$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753834670" text:continue-numbering="true" text:style-name="L31">
              <text:list-item>
                <text:p text:style-name="P106">$jconfig, </text:p>
              </text:list-item>
              <text:list-item>
                <text:p text:style-name="P106">$hook_parameters_href</text:p>
              </text:list-item>
              <text:list-item>
                <text:p text:style-name="P89">$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1413574616" text:continue-numbering="true" text:style-name="L31">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60">$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2117046439" text:continue-numbering="true" text:style-name="L31">
              <text:list-item>
                <text:p text:style-name="P106">$jconfig</text:p>
              </text:list-item>
              <text:list-item>
                <text:p text:style-name="P107">$hook_parameters_href</text:p>
              </text:list-item>
              <text:list-item>
                <text:p text:style-name="P107">$dsxml</text:p>
              </text:list-item>
              <text:list-item>
                <text:p text:style-name="P60">$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522802152" text:continue-numbering="true" text:style-name="L31">
              <text:list-item>
                <text:p text:style-name="P106">$jconfig</text:p>
              </text:list-item>
              <text:list-item>
                <text:p text:style-name="P107">$hook_parameters_href</text:p>
              </text:list-item>
              <text:list-item>
                <text:p text:style-name="P107">$dsxml</text:p>
              </text:list-item>
              <text:list-item>
                <text:p text:style-name="P107">$sql_params_href</text:p>
              </text:list-item>
              <text:list-item>
                <text:p text:style-name="P60">$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1729885957" text:continue-numbering="true" text:style-name="L31">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107">$fields_aref</text:p>
              </text:list-item>
              <text:list-item>
                <text:p text:style-name="P60">$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631257572" text:style-name="L32">
              <text:list-item>
                <text:p text:style-name="P61">Add some extra root level parameters (by modifying $extra_href)</text:p>
              </text:list-item>
              <text:list-item>
                <text:p text:style-name="P61">Perform a custom encoding into text (by setting $return_text)</text:p>
              </text:list-item>
            </text:list>
            <text:p text:style-name="P22">Args are:</text:p>
            <text:list xml:id="list41338757" text:continue-list="list1729885957" text:style-name="L31">
              <text:list-item>
                <text:p text:style-name="P106">$jconfig</text:p>
              </text:list-item>
              <text:list-item>
                <text:p text:style-name="P107">$hook_parameters_href</text:p>
              </text:list-item>
              <text:list-item>
                <text:p text:style-name="P107">$extra_href</text:p>
              </text:list-item>
              <text:list-item>
                <text:p text:style-name="P89">$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1912687800" text:continue-list="list631257572" text:style-name="L32">
              <text:list-item text:start-value="1">
                <text:p text:style-name="P61">Add some extra root level parameters (by modifying $extra_href)</text:p>
              </text:list-item>
              <text:list-item>
                <text:p text:style-name="P61">Modify the returned content (by modifying $rows_aref)</text:p>
              </text:list-item>
              <text:list-item>
                <text:p text:style-name="P61">Perform a custom encoding into text (by setting $return_text)</text:p>
              </text:list-item>
            </text:list>
            <text:p text:style-name="P22">Args are:</text:p>
            <text:list xml:id="list1490319773" text:continue-list="list41338757" text:style-name="L31">
              <text:list-item>
                <text:p text:style-name="P106">$jconfig</text:p>
              </text:list-item>
              <text:list-item>
                <text:p text:style-name="P107">$hook_parameters_href</text:p>
              </text:list-item>
              <text:list-item>
                <text:p text:style-name="P107"><text:soft-page-break/>$dsxml</text:p>
              </text:list-item>
              <text:list-item>
                <text:p text:style-name="P107">$sql_params_href</text:p>
              </text:list-item>
              <text:list-item>
                <text:p text:style-name="P107">$rows_aref</text:p>
              </text:list-item>
              <text:list-item>
                <text:p text:style-name="P107">$extra_href</text:p>
              </text:list-item>
              <text:list-item>
                <text:p text:style-name="P89">$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304654352" text:continue-list="list1912687800" text:style-name="L32">
              <text:list-item text:start-value="1">
                <text:p text:style-name="P61">Add some extra root level parameters (by modifying $extra_href)</text:p>
              </text:list-item>
              <text:list-item>
                <text:p text:style-name="P61">Modify the returned content (by modifying $results_aref)</text:p>
              </text:list-item>
              <text:list-item>
                <text:p text:style-name="P61">Perform a custom encoding into text (by setting $return_text)</text:p>
              </text:list-item>
            </text:list>
            <text:p text:style-name="P22">Args are:</text:p>
            <text:list xml:id="list850024870" text:continue-list="list1490319773" text:style-name="L31">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107">$fields_aref</text:p>
              </text:list-item>
              <text:list-item>
                <text:p text:style-name="P107">$results_aref</text:p>
              </text:list-item>
              <text:list-item>
                <text:p text:style-name="P107">$extra_href</text:p>
              </text:list-item>
              <text:list-item>
                <text:p text:style-name="P89">$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034987239" text:continue-numbering="true" text:style-name="L31">
              <text:list-item>
                <text:p text:style-name="P106">$jconfig</text:p>
              </text:list-item>
              <text:list-item>
                <text:p text:style-name="P89">$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1952261482" text:style-name="L33">
        <text:list-item>
          <text:p text:style-name="P90">You may implement none, some, or all hook methods.</text:p>
        </text:list-item>
        <text:list-item>
          <text:p text:style-name="P90">All implemented hook methods must all return “1”.</text:p>
        </text:list-item>
        <text:list-item>
          <text:p text:style-name="P90">There is no way for a hook to stop processing, other than to call “die”.</text:p>
        </text:list-item>
        <text:list-item>
          <text:p text:style-name="P90"><text:soft-page-break/>If an SQL error occurs during dataset updates, any following before_one, after_one and after_all hook calls will be skipped. <text:s/>Only the finish hook call will be invoked.</text:p>
        </text:list-item>
        <text:list-item>
          <text:p text:style-name="P90">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21981605" text:style-name="L34">
        <text:list-item>
          <text:p text:style-name="P91">Dual-Core Intel @ 2.5 GHz, 4G of RAM. <text:s/>(CPU Blowfish rating 7.09).</text:p>
        </text:list-item>
        <text:list-item>
          <text:p text:style-name="P91">Kubuntu 09.10 (Karmic Koala).</text:p>
        </text:list-item>
        <text:list-item>
          <text:p text:style-name="P91">Apache 2 webserver using HTTP (not SSL).</text:p>
        </text:list-item>
        <text:list-item>
          <text:p text:style-name="P91">Apache jmeter client with five simultaneous threads.</text:p>
        </text:list-item>
        <text:list-item>
          <text:p text:style-name="P91">PostgreSQL database.</text:p>
        </text:list-item>
        <text:list-item>
          <text:p text:style-name="P9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5"><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88276779" text:style-name="L35">
        <text:list-item>
          <text:p text:style-name="P92">ExtJS 2.3. Please refer to Section <text:reference-ref text:reference-format="chapter" text:ref-name="Install ExtJS">13.4</text:reference-ref>, Page <text:reference-ref text:reference-format="page" text:ref-name="Install ExtJS">65</text:reference-ref> <text:reference-ref text:reference-format="direction" text:ref-name="Install ExtJS">below</text:reference-ref> for details on installing ExtJS 2.3.</text:p>
        </text:list-item>
        <text:list-item>
          <text:p text:style-name="P92">SHJS. Syntax Highlighting for Javascript. Please see below for further details on this.</text:p>
        </text:list-item>
        <text:list-item>
          <text:p text:style-name="P9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2">A clean, pre-built copy of the demo SQLite database is supplied. <text:s/>You need to copy this to a temporary working copy for “playing” purposes. <text:s/>In the “jarvis/demo/db” directory, copy “demo-clean.db” to “demo.db”.</text:p>
      <text:p text:style-name="P22">E.g. under Linux:</text:p>
      <text:p text:style-name="P45">$ cp /opt/jarvis/demo/db/demo-clean.db /opt/jarvis/demo/db/demo.db</text:p>
      <text:p text:style-name="P22"/>
      <text:p text:style-name="P22">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2">Then make the demo application configuration available to Jarvis. <text:s/>Soft link (or copy on Windows) the demo.xml Jarvis application configuration file from the directory...</text:p>
      <text:p text:style-name="Code">jarvis/demo/etc/demo.xml</text:p>
      <text:p text:style-name="P22"/>
      <text:p text:style-name="P22">...to the directory...</text:p>
      <text:p text:style-name="Code">jarvis/etc/demo.xml</text:p>
      <text:p text:style-name="P22"/>
      <text:p text:style-name="P22">Then ensure that when you access the following URL</text:p>
      <text:p text:style-name="Code">http://localhost/jarvis-agent/demo/</text:p>
      <text:p text:style-name="P22"/>
      <text:p text:style-name="Text_20_body">...that you receive the response...</text:p>
      <text:p text:style-name="Code">All requests require /jarvis-agent/demo/&lt;dataset-or-special&gt;[/&lt;arg1&gt;...] in URI!</text:p>
      <text:p text:style-name="P22"><text:soft-page-break/></text:p>
      <text:p text:style-name="P22">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729205849" text:style-name="L36">
        <text:list-item>
          <text:p text:style-name="P62">Location of the database file. <text:s/>Default is /opt/jarvis/demo/db/demo.db.</text:p>
        </text:list-item>
        <text:list-item>
          <text:p text:style-name="P62">Location of the datasets configuration. <text:s/>Default is /opt/jarvis/demo/dataset.</text:p>
        </text:list-item>
        <text:list-item>
          <text:p text:style-name="P62">Location of the session files. <text:s/>Default is /tmp/demo.</text:p>
        </text:list-item>
        <text:list-item>
          <text:p text:style-name="P62">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2<text:tab/><text:page-number text:select-page="current">66</text:page-number>/<text:page-count>6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20T12:40:28</dc:date>
    <meta:editing-duration>PT225H00M07S</meta:editing-duration>
    <meta:editing-cycles>611</meta:editing-cycles>
    <meta:generator>OpenOffice.org/3.2$Linux OpenOffice.org_project/320m12$Build-9483</meta:generator>
    <meta:print-date>2009-06-23T14:50:34</meta:print-date>
    <meta:document-statistic meta:table-count="31" meta:image-count="0" meta:object-count="0" meta:page-count="66" meta:paragraph-count="1962" meta:word-count="18171" meta:character-count="121056"/>
    <meta:user-defined meta:name="Info 1"/>
    <meta:user-defined meta:name="Info 2"/>
    <meta:user-defined meta:name="Info 3"/>
    <meta:user-defined meta:name="Info 4"/>
  </office:meta>
</office:document-meta>
</file>